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932d" officeooo:paragraph-rsid="0008932d"/>
    </style:style>
    <style:style style:name="P2" style:family="paragraph" style:parent-style-name="Standard">
      <style:text-properties style:text-underline-style="solid" style:text-underline-width="auto" style:text-underline-color="font-color" officeooo:rsid="0008932d" officeooo:paragraph-rsid="0008932d"/>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08932d" officeooo:paragraph-rsid="0008932d"/>
    </style:style>
    <style:style style:name="P4" style:family="paragraph" style:parent-style-name="Standard">
      <style:text-properties style:text-underline-style="solid" style:text-underline-width="auto" style:text-underline-color="font-color" officeooo:rsid="000a7f73" officeooo:paragraph-rsid="000a7f73"/>
    </style:style>
    <style:style style:name="P5" style:family="paragraph" style:parent-style-name="Standard">
      <style:text-properties style:text-underline-style="none" officeooo:rsid="0008932d" officeooo:paragraph-rsid="0008932d"/>
    </style:style>
    <style:style style:name="P6" style:family="paragraph" style:parent-style-name="Standard">
      <style:text-properties style:text-underline-style="none" officeooo:rsid="000a7f73" officeooo:paragraph-rsid="000a7f73"/>
    </style:style>
    <style:style style:name="P7" style:family="paragraph" style:parent-style-name="Standard">
      <style:text-properties style:text-underline-style="none" fo:font-weight="bold" officeooo:rsid="000ff3e7" officeooo:paragraph-rsid="000ff3e7" style:font-weight-asian="bold" style:font-weight-complex="bold"/>
    </style:style>
    <style:style style:name="P8" style:family="paragraph" style:parent-style-name="Standard">
      <style:text-properties style:text-underline-style="none" officeooo:rsid="000bc52c" officeooo:paragraph-rsid="000bc52c"/>
    </style:style>
    <style:style style:name="P9" style:family="paragraph" style:parent-style-name="Standard">
      <style:text-properties style:text-underline-style="none" officeooo:rsid="000ff3e7" officeooo:paragraph-rsid="000ff3e7"/>
    </style:style>
    <style:style style:name="P10" style:family="paragraph" style:parent-style-name="Standard">
      <style:text-properties style:text-underline-style="none" officeooo:rsid="001395bf" officeooo:paragraph-rsid="001395bf"/>
    </style:style>
    <style:style style:name="P11" style:family="paragraph" style:parent-style-name="Standard">
      <style:text-properties style:text-underline-style="none" officeooo:rsid="001395bf" officeooo:paragraph-rsid="0014b7a5"/>
    </style:style>
    <style:style style:name="P12" style:family="paragraph" style:parent-style-name="Standard">
      <style:text-properties style:text-underline-style="none" fo:font-weight="bold" officeooo:rsid="000ff3e7" officeooo:paragraph-rsid="0008932d" style:font-weight-asian="bold" style:font-weight-complex="bold"/>
    </style:style>
    <style:style style:name="P13" style:family="paragraph" style:parent-style-name="Standard">
      <style:text-properties style:text-underline-style="none" fo:font-weight="bold" officeooo:rsid="000bc52c" officeooo:paragraph-rsid="000bc52c" style:font-weight-asian="bold" style:font-weight-complex="bold"/>
    </style:style>
    <style:style style:name="P14" style:family="paragraph" style:parent-style-name="Standard">
      <style:text-properties style:text-underline-style="none" fo:font-weight="bold" officeooo:rsid="000bc52c" officeooo:paragraph-rsid="001894ae" style:font-weight-asian="bold" style:font-weight-complex="bold"/>
    </style:style>
    <style:style style:name="P15" style:family="paragraph" style:parent-style-name="Standard">
      <style:text-properties style:text-underline-style="none" fo:font-weight="bold" officeooo:rsid="00196fb4" officeooo:paragraph-rsid="00196fb4" style:font-weight-asian="bold" style:font-weight-complex="bold"/>
    </style:style>
    <style:style style:name="P16" style:family="paragraph" style:parent-style-name="Standard">
      <style:text-properties style:text-underline-style="none" officeooo:rsid="0014b7a5" officeooo:paragraph-rsid="0014b7a5"/>
    </style:style>
    <style:style style:name="P17" style:family="paragraph" style:parent-style-name="Standard">
      <style:text-properties style:text-underline-style="none" fo:font-weight="normal" officeooo:rsid="0014b7a5" officeooo:paragraph-rsid="0014b7a5" style:font-weight-asian="normal" style:font-weight-complex="normal"/>
    </style:style>
    <style:style style:name="P18" style:family="paragraph" style:parent-style-name="Standard">
      <style:text-properties style:text-underline-style="none" fo:font-weight="normal" officeooo:rsid="0014b7a5" officeooo:paragraph-rsid="001894ae" style:font-weight-asian="normal" style:font-weight-complex="normal"/>
    </style:style>
    <style:style style:name="P19" style:family="paragraph" style:parent-style-name="Standard">
      <style:text-properties style:text-underline-style="none" fo:font-weight="normal" officeooo:rsid="0014b7a5" officeooo:paragraph-rsid="0014db38" style:font-weight-asian="normal" style:font-weight-complex="normal"/>
    </style:style>
    <style:style style:name="P20" style:family="paragraph" style:parent-style-name="Standard">
      <style:text-properties style:text-underline-style="none" fo:font-weight="normal" officeooo:rsid="000a7f73" officeooo:paragraph-rsid="0014b7a5" style:font-weight-asian="normal" style:font-weight-complex="normal"/>
    </style:style>
    <style:style style:name="P21" style:family="paragraph" style:parent-style-name="Standard">
      <style:text-properties style:text-underline-style="none" fo:font-weight="normal" officeooo:rsid="0014db38" officeooo:paragraph-rsid="0014db38" style:font-weight-asian="normal" style:font-weight-complex="normal"/>
    </style:style>
    <style:style style:name="P22" style:family="paragraph" style:parent-style-name="Standard">
      <style:text-properties style:text-underline-style="none" fo:font-weight="normal" officeooo:rsid="001395bf" officeooo:paragraph-rsid="00196fb4" style:font-weight-asian="normal" style:font-weight-complex="normal"/>
    </style:style>
    <style:style style:name="P23" style:family="paragraph" style:parent-style-name="Standard">
      <style:text-properties style:text-underline-style="none" fo:font-weight="normal" officeooo:rsid="00160c27" officeooo:paragraph-rsid="00160c27" style:font-weight-asian="normal" style:font-weight-complex="normal"/>
    </style:style>
    <style:style style:name="P24" style:family="paragraph" style:parent-style-name="Standard" style:list-style-name="L1">
      <style:text-properties style:text-underline-style="none" fo:font-weight="normal" officeooo:rsid="00160c27" officeooo:paragraph-rsid="00160c27" style:font-weight-asian="normal" style:font-weight-complex="normal"/>
    </style:style>
    <style:style style:name="P25" style:family="paragraph" style:parent-style-name="Standard" style:list-style-name="L1">
      <style:text-properties style:text-underline-style="none" fo:font-weight="normal" officeooo:rsid="00160c27" officeooo:paragraph-rsid="001803b7" style:font-weight-asian="normal" style:font-weight-complex="normal"/>
    </style:style>
    <style:style style:name="P26" style:family="paragraph" style:parent-style-name="Standard">
      <style:text-properties style:text-underline-style="none" fo:font-weight="normal" officeooo:rsid="000bc52c" officeooo:paragraph-rsid="001894ae" style:font-weight-asian="normal" style:font-weight-complex="normal"/>
    </style:style>
    <style:style style:name="P27" style:family="paragraph" style:parent-style-name="Standard">
      <style:text-properties style:text-underline-style="none" fo:font-weight="normal" officeooo:rsid="001894ae" officeooo:paragraph-rsid="001894ae" style:font-weight-asian="normal" style:font-weight-complex="normal"/>
    </style:style>
    <style:style style:name="P28" style:family="paragraph" style:parent-style-name="Standard">
      <style:text-properties style:text-underline-style="none" fo:font-weight="normal" officeooo:rsid="00196fb4" officeooo:paragraph-rsid="00196fb4" style:font-weight-asian="normal" style:font-weight-complex="normal"/>
    </style:style>
    <style:style style:name="P29" style:family="paragraph" style:parent-style-name="Standard">
      <style:text-properties style:text-underline-style="none" officeooo:rsid="000a28c9" officeooo:paragraph-rsid="001803b7"/>
    </style:style>
    <style:style style:name="P30" style:family="paragraph" style:parent-style-name="Standard">
      <style:text-properties style:text-underline-style="none" officeooo:rsid="000a28c9" officeooo:paragraph-rsid="001894ae"/>
    </style:style>
    <style:style style:name="P31" style:family="paragraph" style:parent-style-name="Standard">
      <style:text-properties style:text-underline-style="none" officeooo:rsid="0008932d" officeooo:paragraph-rsid="001894ae"/>
    </style:style>
    <style:style style:name="P32" style:family="paragraph" style:parent-style-name="Standard">
      <style:text-properties style:text-underline-style="none" officeooo:rsid="0009be96" officeooo:paragraph-rsid="000a7f73"/>
    </style:style>
    <style:style style:name="P33" style:family="paragraph" style:parent-style-name="Standard">
      <style:text-properties style:text-underline-style="none" officeooo:rsid="000bc52c" officeooo:paragraph-rsid="001894ae"/>
    </style:style>
    <style:style style:name="P34" style:family="paragraph" style:parent-style-name="Standard">
      <style:text-properties fo:color="#ce181e" style:text-underline-style="none" fo:font-weight="bold" officeooo:rsid="0009be96" officeooo:paragraph-rsid="001894ae" style:font-weight-asian="bold" style:font-weight-complex="bold"/>
    </style:style>
    <style:style style:name="P35" style:family="paragraph" style:parent-style-name="Standard">
      <style:text-properties fo:color="#ce181e" style:text-underline-style="none" officeooo:rsid="0014db38" officeooo:paragraph-rsid="001803b7"/>
    </style:style>
    <style:style style:name="P36" style:family="paragraph" style:parent-style-name="Standard">
      <style:text-properties fo:color="#ce181e" fo:font-size="10pt" style:text-underline-style="none" fo:font-weight="bold" officeooo:rsid="00160c27" officeooo:paragraph-rsid="00160c27" style:font-size-asian="10pt" style:font-weight-asian="bold" style:font-size-complex="10pt" style:font-weight-complex="bold"/>
    </style:style>
    <style:style style:name="P37" style:family="paragraph" style:parent-style-name="Standard" style:list-style-name="L1">
      <style:text-properties fo:color="#111111" style:text-underline-style="none" fo:font-weight="bold" officeooo:rsid="00160c27" officeooo:paragraph-rsid="001c6a6c" style:font-weight-asian="bold" style:font-weight-complex="bold"/>
    </style:style>
    <style:style style:name="P38" style:family="paragraph" style:parent-style-name="Standard" style:list-style-name="L1">
      <style:text-properties fo:color="#111111" style:text-underline-style="none" fo:font-weight="normal" officeooo:rsid="00160c27" officeooo:paragraph-rsid="001803b7" style:font-weight-asian="normal" style:font-weight-complex="normal"/>
    </style:style>
    <style:style style:name="P39" style:family="paragraph" style:parent-style-name="Standard">
      <style:text-properties style:text-underline-style="solid" style:text-underline-width="auto" style:text-underline-color="font-color" officeooo:rsid="000a28c9" officeooo:paragraph-rsid="001894ae"/>
    </style:style>
    <style:style style:name="P40" style:family="paragraph" style:parent-style-name="Standard">
      <style:text-properties style:text-underline-style="solid" style:text-underline-width="auto" style:text-underline-color="font-color" officeooo:rsid="000a28c9" officeooo:paragraph-rsid="001803b7"/>
    </style:style>
    <style:style style:name="P41" style:family="paragraph" style:parent-style-name="Standard">
      <style:text-properties style:text-underline-style="solid" style:text-underline-width="auto" style:text-underline-color="font-color" officeooo:paragraph-rsid="000bc52c"/>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officeooo:rsid="000a7f73"/>
    </style:style>
    <style:style style:name="T3" style:family="text">
      <style:text-properties officeooo:rsid="000bc52c"/>
    </style:style>
    <style:style style:name="T4" style:family="text">
      <style:text-properties fo:color="#111111"/>
    </style:style>
    <style:style style:name="T5" style:family="text">
      <style:text-properties fo:color="#111111" style:text-underline-style="solid" style:text-underline-width="auto" style:text-underline-color="font-color" fo:font-weight="normal" style:font-weight-asian="normal" style:font-weight-complex="normal"/>
    </style:style>
    <style:style style:name="T6" style:family="text">
      <style:text-properties fo:color="#111111" style:text-underline-style="solid" style:text-underline-width="auto" style:text-underline-color="font-color" fo:font-weight="normal" officeooo:rsid="000bc52c" style:font-weight-asian="normal" style:font-weight-complex="normal"/>
    </style:style>
    <style:style style:name="T7" style:family="text">
      <style:text-properties fo:color="#111111" style:text-underline-style="solid" style:text-underline-width="auto" style:text-underline-color="font-color" fo:font-weight="normal" officeooo:rsid="0023054f" style:font-weight-asian="normal" style:font-weight-complex="normal"/>
    </style:style>
    <style:style style:name="T8" style:family="text">
      <style:text-properties fo:color="#111111" style:text-underline-style="solid" style:text-underline-width="auto" style:text-underline-color="font-color" fo:font-weight="normal" officeooo:rsid="001894ae" style:font-weight-asian="normal" style:font-weight-complex="normal"/>
    </style:style>
    <style:style style:name="T9" style:family="text">
      <style:text-properties fo:color="#111111" style:text-underline-style="solid" style:text-underline-width="auto" style:text-underline-color="font-color" fo:font-weight="normal" officeooo:rsid="001803b7" style:font-weight-asian="normal" style:font-weight-complex="normal"/>
    </style:style>
    <style:style style:name="T10" style:family="text">
      <style:text-properties fo:color="#111111" style:text-underline-style="solid" style:text-underline-width="auto" style:text-underline-color="font-color" fo:font-weight="bold" officeooo:rsid="001803b7" style:font-weight-asian="bold" style:font-weight-complex="bold"/>
    </style:style>
    <style:style style:name="T11" style:family="text">
      <style:text-properties fo:color="#111111" style:text-underline-style="solid" style:text-underline-width="auto" style:text-underline-color="font-color" fo:font-weight="bold" officeooo:rsid="001894ae" style:font-weight-asian="bold" style:font-weight-complex="bold"/>
    </style:style>
    <style:style style:name="T12" style:family="text">
      <style:text-properties fo:color="#111111" style:text-underline-style="solid" style:text-underline-width="auto" style:text-underline-color="font-color" officeooo:rsid="000a28c9"/>
    </style:style>
    <style:style style:name="T13" style:family="text">
      <style:text-properties fo:color="#111111" style:text-underline-style="solid" style:text-underline-width="auto" style:text-underline-color="font-color" officeooo:rsid="00160c27"/>
    </style:style>
    <style:style style:name="T14" style:family="text">
      <style:text-properties fo:color="#111111" fo:font-size="15pt" fo:font-weight="bold" officeooo:rsid="0023054f" style:font-size-asian="15pt" style:font-weight-asian="bold" style:font-size-complex="15pt" style:font-weight-complex="bold"/>
    </style:style>
    <style:style style:name="T15" style:family="text">
      <style:text-properties fo:color="#111111" fo:font-size="12pt" fo:font-weight="bold" officeooo:rsid="0023054f" style:font-size-asian="12pt" style:font-weight-asian="bold" style:font-size-complex="12pt" style:font-weight-complex="bold"/>
    </style:style>
    <style:style style:name="T16" style:family="text">
      <style:text-properties fo:color="#111111" fo:font-size="12pt" fo:font-weight="bold" officeooo:rsid="000bc52c" style:font-size-asian="12pt" style:font-weight-asian="bold" style:font-size-complex="12pt" style:font-weight-complex="bold"/>
    </style:style>
    <style:style style:name="T17" style:family="text">
      <style:text-properties fo:color="#111111" fo:font-weight="normal" officeooo:rsid="002157b8" style:font-weight-asian="normal" style:font-weight-complex="normal"/>
    </style:style>
    <style:style style:name="T18" style:family="text">
      <style:text-properties fo:color="#111111" fo:font-weight="normal" officeooo:rsid="000bc52c" style:font-weight-asian="normal" style:font-weight-complex="normal"/>
    </style:style>
    <style:style style:name="T19" style:family="text">
      <style:text-properties fo:color="#111111" fo:font-weight="normal" officeooo:rsid="0023054f" style:font-weight-asian="normal" style:font-weight-complex="normal"/>
    </style:style>
    <style:style style:name="T20" style:family="text">
      <style:text-properties fo:color="#111111" fo:font-weight="normal" officeooo:rsid="000defaa" style:font-weight-asian="normal" style:font-weight-complex="normal"/>
    </style:style>
    <style:style style:name="T21" style:family="text">
      <style:text-properties fo:color="#111111" fo:font-weight="normal" officeooo:rsid="001803b7" style:font-weight-asian="normal" style:font-weight-complex="normal"/>
    </style:style>
    <style:style style:name="T22" style:family="text">
      <style:text-properties fo:color="#111111" fo:font-weight="normal" officeooo:rsid="001894ae" style:font-weight-asian="normal" style:font-weight-complex="normal"/>
    </style:style>
    <style:style style:name="T23" style:family="text">
      <style:text-properties fo:color="#111111" fo:font-weight="bold" style:font-weight-asian="bold" style:font-weight-complex="bold"/>
    </style:style>
    <style:style style:name="T24" style:family="text">
      <style:text-properties fo:color="#111111" fo:font-weight="bold" officeooo:rsid="00160c27" style:font-weight-asian="bold" style:font-weight-complex="bold"/>
    </style:style>
    <style:style style:name="T25" style:family="text">
      <style:text-properties fo:color="#111111" fo:font-weight="bold" officeooo:rsid="001803b7" style:font-weight-asian="bold" style:font-weight-complex="bold"/>
    </style:style>
    <style:style style:name="T26" style:family="text">
      <style:text-properties fo:color="#111111" fo:font-weight="bold" officeooo:rsid="001894ae" style:font-weight-asian="bold" style:font-weight-complex="bold"/>
    </style:style>
    <style:style style:name="T27" style:family="text">
      <style:text-properties fo:color="#111111" fo:font-weight="bold" officeooo:rsid="001aabac" style:font-weight-asian="bold" style:font-weight-complex="bold"/>
    </style:style>
    <style:style style:name="T28" style:family="text">
      <style:text-properties fo:color="#111111" fo:font-weight="bold" officeooo:rsid="001bcee0" style:font-weight-asian="bold" style:font-weight-complex="bold"/>
    </style:style>
    <style:style style:name="T29" style:family="text">
      <style:text-properties fo:color="#111111" officeooo:rsid="001395bf"/>
    </style:style>
    <style:style style:name="T30" style:family="text">
      <style:text-properties fo:color="#111111" officeooo:rsid="0023054f"/>
    </style:style>
    <style:style style:name="T31" style:family="text">
      <style:text-properties fo:color="#111111" officeooo:rsid="000bc52c"/>
    </style:style>
    <style:style style:name="T32" style:family="text">
      <style:text-properties fo:color="#111111" officeooo:rsid="000a28c9"/>
    </style:style>
    <style:style style:name="T33" style:family="text">
      <style:text-properties fo:color="#111111" officeooo:rsid="00160c27"/>
    </style:style>
    <style:style style:name="T34" style:family="text">
      <style:text-properties fo:color="#111111" officeooo:rsid="001803b7"/>
    </style:style>
    <style:style style:name="T35" style:family="text">
      <style:text-properties fo:color="#111111" officeooo:rsid="001894ae"/>
    </style:style>
    <style:style style:name="T36" style:family="text">
      <style:text-properties fo:color="#111111" officeooo:rsid="001aabac"/>
    </style:style>
    <style:style style:name="T37" style:family="text">
      <style:text-properties fo:color="#111111" officeooo:rsid="001bcee0"/>
    </style:style>
    <style:style style:name="T38" style:family="text">
      <style:text-properties fo:font-weight="normal" style:font-weight-asian="normal" style:font-weight-complex="normal"/>
    </style:style>
    <style:style style:name="T39" style:family="text">
      <style:text-properties fo:font-weight="normal" officeooo:rsid="001bcee0"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00a7f73" style:font-weight-asian="bold" style:font-weight-complex="bold"/>
    </style:style>
    <style:style style:name="T42" style:family="text">
      <style:text-properties fo:font-weight="bold" officeooo:rsid="001894ae" style:font-weight-asian="bold" style:font-weight-complex="bold"/>
    </style:style>
    <style:style style:name="T43" style:family="text">
      <style:text-properties fo:font-weight="bold" officeooo:rsid="001aabac" style:font-weight-asian="bold" style:font-weight-complex="bold"/>
    </style:style>
    <style:style style:name="T44" style:family="text">
      <style:text-properties officeooo:rsid="0011e4ce"/>
    </style:style>
    <style:style style:name="T45" style:family="text">
      <style:text-properties officeooo:rsid="001395bf"/>
    </style:style>
    <style:style style:name="T46" style:family="text">
      <style:text-properties fo:color="#ce181e"/>
    </style:style>
    <style:style style:name="T47" style:family="text">
      <style:text-properties fo:color="#ce181e" officeooo:rsid="000ec632"/>
    </style:style>
    <style:style style:name="T48" style:family="text">
      <style:text-properties fo:color="#ce181e" officeooo:rsid="001aabac"/>
    </style:style>
    <style:style style:name="T49" style:family="text">
      <style:text-properties officeooo:rsid="001803b7"/>
    </style:style>
    <style:style style:name="T50" style:family="text">
      <style:text-properties officeooo:rsid="001894ae"/>
    </style:style>
    <style:style style:name="T51" style:family="text">
      <style:text-properties officeooo:rsid="001aabac"/>
    </style:style>
    <style:style style:name="T52" style:family="text">
      <style:text-properties officeooo:rsid="001bcee0"/>
    </style:style>
    <style:style style:name="T53" style:family="text">
      <style:text-properties fo:color="#ed1c24"/>
    </style:style>
    <style:style style:name="T54" style:family="text">
      <style:text-properties fo:color="#ed1c24" officeooo:rsid="001aabac"/>
    </style:style>
    <style:style style:name="T55" style:family="text">
      <style:text-properties fo:color="#ed1c24" officeooo:rsid="001bcee0"/>
    </style:style>
    <style:style style:name="T56" style:family="text">
      <style:text-properties fo:color="#ed1c24" fo:font-weight="normal" officeooo:rsid="001bcee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scenario<text:span text:style-name="T3">s</text:span> de prueba API-TweetMaster:</text:p>
      <text:p text:style-name="P12"/>
      <text:p text:style-name="P7">[Ver como pegarle a fetcher desde postman].</text:p>
      <text:p text:style-name="P9"/>
      <text:p text:style-name="P8">1-Asegurarse de que se tienen <text:span text:style-name="T44">instalados </text:span>todos los requerimientos <text:span text:style-name="T45">en el entorno virtual (recomendable su utilización)</text:span>:</text:p>
      <text:p text:style-name="P13">→<text:span text:style-name="T51"> </text:span>pip3 install -r requirements.txt</text:p>
      <text:p text:style-name="P13"/>
      <text:p text:style-name="P33"><text:span text:style-name="T38">[</text:span><text:span text:style-name="T1">Opcional: </text:span><text:span text:style-name="T38">Ejecutar el servidor Swagger que contiene documentación de la API, para esto se debe ejecutar el siguiente comando desde el directorio root de la </text:span><text:span text:style-name="T7"><text:s/>API-</text:span><text:span text:style-name="T5">TweetMaster:</text:span></text:p>
      <text:p text:style-name="P14">→<text:span text:style-name="T51"> </text:span>python3 -m swagger_server</text:p>
      <text:p text:style-name="P26">Luego poner como URL del browser lo siguiente:</text:p>
      <text:p text:style-name="P14">http://localhost:8080/FedericoCalonge/TweetMaster/1.0.0/ui/ <text:span text:style-name="T38">]</text:span></text:p>
      <text:p text:style-name="P13"/>
      <text:p text:style-name="P31"><text:span text:style-name="T50">2</text:span>-<text:span text:style-name="T2">Ahora vamos a probar nuestra API mediante POSTMAN. Para esto, primero </text:span><text:span text:style-name="T17">iniciamos los servidores: (start_fetcher, start_reporter y start_manager). </text:span><text:span text:style-name="T18">D</text:span><text:span text:style-name="T19">e</text:span><text:span text:style-name="T18">be</text:span><text:span text:style-name="T19">mos que abrir 3 ventanas de comandos distintas en la ubicación de nuestro root de la API-</text:span><text:span text:style-name="T18">TweetMaster </text:span><text:span text:style-name="T20">[Sin el entorno virtual activado]</text:span><text:span text:style-name="T19">. </text:span><text:span text:style-name="T6">Y en cada ventana poner:</text:span><text:span text:style-name="T18"> </text:span><text:span text:style-name="T14"><text:s/></text:span><text:span text:style-name="T15">./start_fetcher <text:s text:c="2"/></text:span><text:span text:style-name="T16">| <text:s/></text:span><text:span text:style-name="T15"><text:s/>./start_manager <text:s text:c="3"/></text:span><text:span text:style-name="T16">| <text:s text:c="3"/></text:span><text:span text:style-name="T15">./start_reporter</text:span></text:p>
      <text:p text:style-name="P18"><text:span text:style-name="T4"/></text:p>
      <text:p text:style-name="P36">[ANTES DE MANDAR <text:span text:style-name="T50">ELTP </text:span>ACORDARSE DE COMPARTIR EL WORKSPACE DE POSTMAN AL PROFE]</text:p>
      <text:p text:style-name="P20"><text:span text:style-name="T35">3</text:span><text:span text:style-name="T4">-</text:span><text:span text:style-name="T33">Vamos</text:span><text:span text:style-name="T32"> a POSTMAN </text:span><text:span text:style-name="T33">y probarmos los </text:span><text:span text:style-name="T24">POST Campaign</text:span><text:span text:style-name="T33"> </text:span><text:span text:style-name="T32">(</text:span><text:span text:style-name="T12">al </text:span><text:span text:style-name="T13">postear/</text:span><text:span text:style-name="T12">insertar una campaña automáticamente se creará la BD con las tablas Campaign y Tweet</text:span><text:span text:style-name="T32">). </text:span><text:span text:style-name="T33">Estos se encuentran en la </text:span><text:span text:style-name="T24">colección <text:s/>“RequestAPITWEETMASTER” en POSTMAN </text:span><text:span text:style-name="T33">que le compartimos previamente. </text:span></text:p>
      <text:p text:style-name="P23"><text:span text:style-name="T4"><text:tab/></text:span></text:p>
      <text:list xml:id="list1220126989" text:style-name="L1">
        <text:list-item>
          <text:p text:style-name="P24"><text:span text:style-name="T4">Probamos el </text:span><text:span text:style-name="T23">1-POST Campaign NO esta en curso <text:s/></text:span><text:span text:style-name="T4">(nos devolverá un 201 indicando que la campaña se creó). </text:span></text:p>
        </text:list-item>
        <text:list-item>
          <text:p text:style-name="P24"><text:span text:style-name="T4">Luego el </text:span><text:span text:style-name="T23">2-POST Campaign EN curso <text:s text:c="2"/></text:span><text:span text:style-name="T4">(nos devolverá un 201 indicando que la campaña se creó). </text:span></text:p>
        </text:list-item>
        <text:list-item>
          <text:p text:style-name="P24"><text:span text:style-name="T4">Y por último</text:span><text:span text:style-name="T23"> </text:span><text:span text:style-name="T4">el</text:span><text:span text:style-name="T23"> 3-POST Campaign sin StartDate </text:span><text:span text:style-name="T4">el cual nos devolverá un 412 ya que falta un parámetro.</text:span></text:p>
        </text:list-item>
      </text:list>
      <text:p text:style-name="P17"><text:span text:style-name="T4"/></text:p>
      <text:p text:style-name="P22"><text:span text:style-name="T35">4</text:span><text:span text:style-name="T4">-</text:span><text:span text:style-name="T33">Ahora </text:span><text:span text:style-name="T24">probamos que se traigan los tweets de las Campañas activas </text:span><text:span text:style-name="T33">ejecutando el scheduler que llamará cada 2 minutos al Manager para obtener los </text:span></text:p>
      <text:p text:style-name="P28"><text:span text:style-name="T33">P</text:span><text:span text:style-name="T4">ara esto en la consola nos ubicamos en PDI-TweetMaster/Scheduler y ejecutamos:</text:span></text:p>
      <text:p text:style-name="P15"><text:span text:style-name="T4">→</text:span><text:span text:style-name="T36"> </text:span><text:span text:style-name="T4">python3 easyScheduler.py</text:span></text:p>
      <text:p text:style-name="P28"><text:span text:style-name="T4"/></text:p>
      <text:p text:style-name="P28"><text:span text:style-name="T4">[De esta manera buscará cada 2 minutos y agregará a la BD todos los tweets de las campañas activas. Si el tweet ya está en la BD simplemente no lo ingresa. Como la 1er campaña ya finalizó no traerá nada, en cambio si trae los tweets de la 2da campaña]</text:span></text:p>
      <text:p text:style-name="P27"><text:span text:style-name="T33"/></text:p>
      <text:p text:style-name="P21"><text:span text:style-name="T36">5</text:span><text:span text:style-name="T4">-</text:span><text:span text:style-name="T36">Ahora probamos para mandar a</text:span><text:span text:style-name="T47">l FETCHER </text:span><text:span text:style-name="T48">por</text:span><text:span text:style-name="T47"> POSTMAN:</text:span></text:p>
      <text:p text:style-name="P34">[ACORDARSE QUE CON POSTMAN PARA FETCHER TIENE QUE SER SI O SI CON POST PORQUE CON GET NO PODEMOS MANDAR NADA EN EL BODY DEL REQUEST]</text:p>
      <text:p text:style-name="P19"><text:span text:style-name="T4"/></text:p>
      <text:p text:style-name="P17"><text:span text:style-name="T36">6</text:span><text:span text:style-name="T4">-</text:span><text:span text:style-name="T33">Ahora vamos a probar <text:s/></text:span><text:span text:style-name="T34">en POSTMAN </text:span><text:span text:style-name="T33">los </text:span><text:span text:style-name="T24">DELETE Campaign: </text:span><text:span text:style-name="T34">Para esto e</text:span><text:span text:style-name="T29">n la ubicación de</text:span><text:span text:style-name="T30"> nuestro root de la API-</text:span><text:span text:style-name="T31">TweetMaster </text:span><text:span text:style-name="T29">ejecutamos el siguiente Script para</text:span><text:span text:style-name="T4"> insertar 10 Campañas y 10 Tweets para hacer pruebas con </text:span><text:span text:style-name="T33">DELETE</text:span><text:span text:style-name="T29">. </text:span><text:span text:style-name="T34">Estas campañas contemplan todos los casos: hay campañas que no empezaron, campañas activas con tweets y <text:s/>campañas activas sin tweets.</text:span></text:p>
      <text:p text:style-name="P11"><text:span text:style-name="T23">→</text:span><text:span text:style-name="T27"> </text:span><text:span text:style-name="T23">python3 </text:span><text:span text:style-name="T41">Script</text:span><text:span text:style-name="T40">Inserts</text:span><text:span text:style-name="T41">BD.py</text:span></text:p>
      <text:p text:style-name="P10"><text:span text:style-name="T41"/></text:p>
      <text:p text:style-name="P16"><text:span text:style-name="T43">7</text:span><text:span text:style-name="T41">-</text:span><text:span text:style-name="T40">Hacemos pruebas con Delete en POSTMAN:</text:span></text:p>
      <text:p text:style-name="P35"><text:soft-page-break/>[JUAN: EXPLICAR LOS DELETES DEL POSTMAN →<text:span text:style-name="T49"> explicar eso del mail “mezclado@gmail.com”, que tiene campañas inactivas y activas. AL eliminar solo tiene que borrar la inactiva, la activa no. <text:s/></text:span>]</text:p>
      <text:list xml:id="list33203982880744" text:continue-numbering="true" text:style-name="L1">
        <text:list-item>
          <text:p text:style-name="P25"><text:span text:style-name="T4">Probamos el </text:span><text:span text:style-name="T23">7-DELETE Campaign por idC <text:s/></text:span><text:span text:style-name="T46">(nos devolverá….</text:span><text:span text:style-name="T48">)</text:span></text:p>
        </text:list-item>
        <text:list-item>
          <text:p text:style-name="P38">Luego el <text:span text:style-name="T40">8-DELETE Campaign por email <text:s/></text:span><text:span text:style-name="T53">(nos devolverá un...</text:span><text:span text:style-name="T54">)</text:span></text:p>
        </text:list-item>
        <text:list-item>
          <text:p text:style-name="P38">9-D<text:span text:style-name="T40">ELETE Campaign en curso por email </text:span><text:span text:style-name="T55">(…)</text:span></text:p>
        </text:list-item>
        <text:list-item>
          <text:p text:style-name="P37">10-DELETE Campaign multiple por email <text:span text:style-name="T56">(…)</text:span></text:p>
        </text:list-item>
        <text:list-item>
          <text:p text:style-name="P37">11-DELETE Campaign multiple activas <text:span text:style-name="T56">(…)</text:span></text:p>
        </text:list-item>
        <text:list-item>
          <text:p text:style-name="P37">12-DELETE Campaign multiple mezclado <text:span text:style-name="T56">(…)</text:span></text:p>
        </text:list-item>
      </text:list>
      <text:p text:style-name="P6"/>
      <text:p text:style-name="P40"><text:span text:style-name="T22">7</text:span><text:span text:style-name="T21">-Ahora hacemos probamos </text:span><text:span text:style-name="T25">PATCH Campaign:</text:span></text:p>
      <text:p text:style-name="P29"><text:span text:style-name="T25"/></text:p>
      <text:p text:style-name="P39"><text:span text:style-name="T22">8</text:span><text:span text:style-name="T21">-Ahora hacemos probamos </text:span><text:span text:style-name="T22">GET</text:span><text:span text:style-name="T25"> </text:span><text:span text:style-name="T26">Reporter Raw</text:span><text:span text:style-name="T25">:</text:span></text:p>
      <text:p text:style-name="P41"><text:span text:style-name="T18"/></text:p>
      <text:p text:style-name="P30"><text:span text:style-name="T8">9</text:span><text:span text:style-name="T9">-Ahora hacemos probamos </text:span><text:span text:style-name="T8">GET</text:span><text:span text:style-name="T10"> </text:span><text:span text:style-name="T11">Reporter JSON</text:span><text:span text:style-name="T10">:</text:span></text:p>
      <text:p text:style-name="P32"/>
      <text:p text:style-name="P4">Mejoras:</text:p>
      <text:p text:style-name="P6">-Integrarlo con TRAVIS.</text:p>
      <text:p text:style-name="P6">-Eliminar redundancia. Los objetos Tweet.py y Campaign.py no deberían existir ya que con SQLAlchemy tendríamos que trabajar con los objetos que creamos en configtables.</text:p>
      <text:p text:style-name="P6">-</text:p>
      <text:p text:style-name="P5"/>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01:10:42.831136721</meta:creation-date>
    <dc:date>2018-12-30T03:32:03.294529722</dc:date>
    <meta:editing-duration>PT3H28M22S</meta:editing-duration>
    <meta:editing-cycles>4</meta:editing-cycles>
    <meta:generator>LibreOffice/6.0.7.3$Linux_X86_64 LibreOffice_project/00m0$Build-3</meta:generator>
    <meta:document-statistic meta:table-count="0" meta:image-count="0" meta:object-count="0" meta:page-count="2" meta:paragraph-count="38" meta:word-count="536" meta:character-count="3447" meta:non-whitespace-character-count="2931"/>
  </office:meta>
</office:document-meta>
</file>